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41.93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88mm"/>
    </style:style>
    <style:style style:name="co14" style:family="table-column">
      <style:table-column-properties fo:break-before="auto" style:column-width="27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Segoe U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Гиль Иван Дмитриевич</text:p>
          </table:table-cell>
          <table:table-cell office:value-type="string" calcext:value-type="string">
            <text:p>}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победитель в дисциплине}{«</text:p>
          </table:table-cell>
          <table:table-cell table:style-name="ce1"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1:.N1])" office:value-type="string" office:string-value="\dipl{Гиль Иван Дмитриевич}{11}{победитель в дисциплине}{«Бег на 100 метров»}{среди мальчиков\ 2001\ г.р.}{с результатом \SI{13,4}{\text{с}}}" calcext:value-type="string">
            <text:p>\dipl{Гиль Иван Дмитриевич}{11}{победитель в дисциплине}{«Бег на 100 метров»}{среди мальчиков\ 2001\ г.р.}{с результатом \SI{13,4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Симакин Дмитрий</text:p>
          </table:table-cell>
          <table:table-cell office:value-type="string" calcext:value-type="string">
            <text:p>}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12</text:p>
          </table:table-cell>
          <table:table-cell table:style-name="ce1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2:.N2])" office:value-type="string" office:string-value="\dipl{Симакин Дмитрий}{11}{победитель в дисциплине}{«Подтягивания на перекладине»}{среди мальчиков\ 2001\ г.р.}{с результатом\ 12 раз}" calcext:value-type="string">
            <text:p>\dipl{Симакин Дмитрий}{11}{победитель в дисциплине}{«Подтягивания на перекладине»}{среди мальчиков\ 2001\ г.р.}{с результатом\ 12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Симакин Дмитрий</text:p>
          </table:table-cell>
          <table:table-cell office:value-type="string" calcext:value-type="string">
            <text:p>}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58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3:.N3])" office:value-type="string" office:string-value="\dipl{Симакин Дмитрий}{11}{победитель в дисциплине}{«Отжимания от пола»}{среди мальчиков\ 2001\ г.р.}{с результатом\ 58 раз}" calcext:value-type="string">
            <text:p>\dipl{Симакин Дмитрий}{11}{победитель в дисциплине}{«Отжимания от пола»}{среди мальчиков\ 2001\ г.р.}{с результатом\ 58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Меркушкин Иван Денисович</text:p>
          </table:table-cell>
          <table:table-cell office:value-type="string" calcext:value-type="string">
            <text:p>}{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4:.N4])" office:value-type="string" office:string-value="\dipl{Меркушкин Иван Денисович}{11}{победитель в дисциплине}{«Прыжок в длину с места»}{среди мальчиков\ 2001\ г.р.}{с результатом \SI{2}{\text{м}}}" calcext:value-type="string">
            <text:p>\dipl{Меркушкин Иван Денисович}{11}{победитель в дисциплине}{«Прыжок в длину с места»}{среди мальчиков\ 2001\ г.р.}{с результатом \SI{2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Лукашова Анастасия Василье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5:.N5])" office:value-type="string" office:string-value="\dipl{Лукашова Анастасия Васильевна}{9}{победитель в дисциплине}{«Бег на 100 метров»}{среди девочек\ 2002\ г.р.}{с результатом \SI{25,6}{\text{с}}}" calcext:value-type="string">
            <text:p>\dipl{Лукашова Анастасия Васильевна}{9}{победитель в дисциплине}{«Бег на 100 метров»}{среди девочек\ 2002\ г.р.}{с результатом \SI{25,6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Лукашова Анастасия Василье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6:.N6])" office:value-type="string" office:string-value="\dipl{Лукашова Анастасия Васильевна}{9}{победитель в дисциплине}{«Прыжок в длину с места»}{среди девочек\ 2002\ г.р.}{с результатом \SI{1,46}{\text{м}}}" calcext:value-type="string">
            <text:p>\dipl{Лукашова Анастасия Васильевна}{9}{победитель в дисциплине}{«Прыжок в длину с места»}{среди девочек\ 2002\ г.р.}{с результатом \SI{1,46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Лукашова Анастасия Василье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14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7:.N7])" office:value-type="string" office:string-value="\dipl{Лукашова Анастасия Васильевна}{9}{победитель в дисциплине}{«Отжимания от пола»}{среди девочек\ 2002\ г.р.}{с результатом\ 14 раз}" calcext:value-type="string">
            <text:p>\dipl{Лукашова Анастасия Васильевна}{9}{победитель в дисциплине}{«Отжимания от пола»}{среди девочек\ 2002\ г.р.}{с результатом\ 14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Сухотин Вадим Олегович</text:p>
          </table:table-cell>
          <table:table-cell office:value-type="string" calcext:value-type="string">
            <text:p>}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8:.N8])" office:value-type="string" office:string-value="\dipl{Сухотин Вадим Олегович}{10}{победитель в дисциплине}{«Прыжок в длину с места»}{среди мальчиков\ 2002\ г.р.}{с результатом \SI{2,4}{\text{м}}}" calcext:value-type="string">
            <text:p>\dipl{Сухотин Вадим Олегович}{10}{победитель в дисциплине}{«Прыжок в длину с места»}{среди мальчиков\ 2002\ г.р.}{с результатом \SI{2,4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Зубковский Дмитрий</text:p>
          </table:table-cell>
          <table:table-cell office:value-type="string" calcext:value-type="string">
            <text:p>}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9:.N9])" office:value-type="string" office:string-value="\dipl{Зубковский Дмитрий}{10}{победитель в дисциплине}{«Бег на 100 метров»}{среди мальчиков\ 2002\ г.р.}{с результатом \SI{13,7}{\text{с}}}" calcext:value-type="string">
            <text:p>\dipl{Зубковский Дмитрий}{10}{победитель в дисциплине}{«Бег на 100 метров»}{среди мальчиков\ 2002\ г.р.}{с результатом \SI{13,7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еседин Александр Генрихович</text:p>
          </table:table-cell>
          <table:table-cell office:value-type="string" calcext:value-type="string">
            <text:p>}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6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10:.N10])" office:value-type="string" office:string-value="\dipl{Беседин Александр Генрихович}{10}{победитель в дисциплине}{«Подтягивания на перекладине»}{среди мальчиков\ 2002\ г.р.}{с результатом\ 6 раз}" calcext:value-type="string">
            <text:p>\dipl{Беседин Александр Генрихович}{10}{победитель в дисциплине}{«Подтягивания на перекладине»}{среди мальчиков\ 2002\ г.р.}{с результатом\ 6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еседин Александр Генрихович</text:p>
          </table:table-cell>
          <table:table-cell office:value-type="string" calcext:value-type="string">
            <text:p>}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49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11:.N11])" office:value-type="string" office:string-value="\dipl{Беседин Александр Генрихович}{10}{победитель в дисциплине}{«Отжимания от пола»}{среди мальчиков\ 2002\ г.р.}{с результатом\ 49 раз}" calcext:value-type="string">
            <text:p>\dipl{Беседин Александр Генрихович}{10}{победитель в дисциплине}{«Отжимания от пола»}{среди мальчиков\ 2002\ г.р.}{с результатом\ 49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акки Валентина Дмитрие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12:.N12])" office:value-type="string" office:string-value="\dipl{Такки Валентина Дмитриевна}{9}{победитель в дисциплине}{«Бег на 100 метров»}{среди девочек\ 2003\ г.р.}{с результатом \SI{17,4}{\text{с}}}" calcext:value-type="string">
            <text:p>\dipl{Такки Валентина Дмитриевна}{9}{победитель в дисциплине}{«Бег на 100 метров»}{среди девочек\ 2003\ г.р.}{с результатом \SI{17,4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Фиалковская Надежд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13:.N13])" office:value-type="string" office:string-value="\dipl{Фиалковская Надежда}{9}{победитель в дисциплине}{«Бег на 100 метров»}{среди девочек\ 2003\ г.р.}{с результатом \SI{17,4}{\text{с}}}" calcext:value-type="string">
            <text:p>\dipl{Фиалковская Надежда}{9}{победитель в дисциплине}{«Бег на 100 метров»}{среди девочек\ 2003\ г.р.}{с результатом \SI{17,4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Воронова Ульяна Данило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14:.N14])" office:value-type="string" office:string-value="\dipl{Воронова Ульяна Даниловна}{9}{победитель в дисциплине}{«Прыжок в длину с места»}{среди девочек\ 2003\ г.р.}{с результатом \SI{1,57}{\text{м}}}" calcext:value-type="string">
            <text:p>\dipl{Воронова Ульяна Даниловна}{9}{победитель в дисциплине}{«Прыжок в длину с места»}{среди девочек\ 2003\ г.р.}{с результатом \SI{1,57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Воронова Ульяна Данило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3</text:p>
          </table:table-cell>
          <table:table-cell table:style-name="Default" office:value-type="string" calcext:value-type="string">
            <text:p><text:s/>раза</text:p>
          </table:table-cell>
          <table:table-cell office:value-type="string" calcext:value-type="string">
            <text:p>}</text:p>
          </table:table-cell>
          <table:table-cell table:formula="of:=COM.MICROSOFT.TEXTJOIN(;;[.A15:.N15])" office:value-type="string" office:string-value="\dipl{Воронова Ульяна Даниловна}{9}{победитель в дисциплине}{«Подтягивания на перекладине»}{среди девочек\ 2003\ г.р.}{с результатом\ 3 раза}" calcext:value-type="string">
            <text:p>\dipl{Воронова Ульяна Даниловна}{9}{победитель в дисциплине}{«Подтягивания на перекладине»}{среди девочек\ 2003\ г.р.}{с результатом\ 3 раза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Воронова Ульяна Даниловна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20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16:.N16])" office:value-type="string" office:string-value="\dipl{Воронова Ульяна Даниловна}{9}{победитель в дисциплине}{«Отжимания от пола»}{среди девочек\ 2003\ г.р.}{с результатом\ 20 раз}" calcext:value-type="string">
            <text:p>\dipl{Воронова Ульяна Даниловна}{9}{победитель в дисциплине}{«Отжимания от пола»}{среди девочек\ 2003\ г.р.}{с результатом\ 20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качев Дмитрий Сергеевич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17:.N17])" office:value-type="string" office:string-value="\dipl{Ткачев Дмитрий Сергеевич}{9}{победитель в дисциплине}{«Бег на 100 метров»}{среди мальчиков\ 2003\ г.р.}{с результатом \SI{13,2}{\text{с}}}" calcext:value-type="string">
            <text:p>\dipl{Ткачев Дмитрий Сергеевич}{9}{победитель в дисциплине}{«Бег на 100 метров»}{среди мальчиков\ 2003\ г.р.}{с результатом \SI{13,2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Андреев Вячеслав Вадимович</text:p>
          </table:table-cell>
          <table:table-cell office:value-type="string" calcext:value-type="string">
            <text:p>}{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18:.N18])" office:value-type="string" office:string-value="\dipl{Андреев Вячеслав Вадимович}{9}{победитель в дисциплине}{«Прыжок в длину с места»}{среди мальчиков\ 2003\ г.р.}{с результатом \SI{2,01}{\text{м}}}" calcext:value-type="string">
            <text:p>\dipl{Андреев Вячеслав Вадимович}{9}{победитель в дисциплине}{«Прыжок в длину с места»}{среди мальчиков\ 2003\ г.р.}{с результатом \SI{2,01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Дудин Кирилл Михайлович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14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19:.N19])" office:value-type="string" office:string-value="\dipl{Дудин Кирилл Михайлович}{8}{победитель в дисциплине}{«Подтягивания на перекладине»}{среди мальчиков\ 2003\ г.р.}{с результатом\ 14 раз}" calcext:value-type="string">
            <text:p>\dipl{Дудин Кирилл Михайлович}{8}{победитель в дисциплине}{«Подтягивания на перекладине»}{среди мальчиков\ 2003\ г.р.}{с результатом\ 14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Дудин Кирилл Михайлович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48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20:.N20])" office:value-type="string" office:string-value="\dipl{Дудин Кирилл Михайлович}{8}{победитель в дисциплине}{«Отжимания от пола»}{среди мальчиков\ 2003\ г.р.}{с результатом\ 48 раз}" calcext:value-type="string">
            <text:p>\dipl{Дудин Кирилл Михайлович}{8}{победитель в дисциплине}{«Отжимания от пола»}{среди мальчиков\ 2003\ г.р.}{с результатом\ 48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Канюк Виктория Игоревна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21:.N21])" office:value-type="string" office:string-value="\dipl{Канюк Виктория Игоревна}{8}{победитель в дисциплине}{«Бег на 100 метров»}{среди девочек\ 2004\ г.р.}{с результатом \SI{17,9}{\text{с}}}" calcext:value-type="string">
            <text:p>\dipl{Канюк Виктория Игоревна}{8}{победитель в дисциплине}{«Бег на 100 метров»}{среди девочек\ 2004\ г.р.}{с результатом \SI{17,9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Драган Арина Антоновна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22:.N22])" office:value-type="string" office:string-value="\dipl{Драган Арина Антоновна}{8}{победитель в дисциплине}{«Бег на 100 метров»}{среди девочек\ 2004\ г.р.}{с результатом \SI{17,9}{\text{с}}}" calcext:value-type="string">
            <text:p>\dipl{Драган Арина Антоновна}{8}{победитель в дисциплине}{«Бег на 100 метров»}{среди девочек\ 2004\ г.р.}{с результатом \SI{17,9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Драган Арина Антоновна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23:.N23])" office:value-type="string" office:string-value="\dipl{Драган Арина Антоновна}{8}{победитель в дисциплине}{«Прыжок в длину с места»}{среди девочек\ 2004\ г.р.}{с результатом \SI{1,3}{\text{м}}}" calcext:value-type="string">
            <text:p>\dipl{Драган Арина Антоновна}{8}{победитель в дисциплине}{«Прыжок в длину с места»}{среди девочек\ 2004\ г.р.}{с результатом \SI{1,3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Дьяконов Александр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24:.N24])" office:value-type="string" office:string-value="\dipl{Дьяконов Александр}{8}{победитель в дисциплине}{«Бег на 100 метров»}{среди мальчиков\ 2004\ г.р.}{с результатом \SI{13,8}{\text{с}}}" calcext:value-type="string">
            <text:p>\dipl{Дьяконов Александр}{8}{победитель в дисциплине}{«Бег на 100 метров»}{среди мальчиков\ 2004\ г.р.}{с результатом \SI{13,8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равин Александр Юрьевич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33</text:p>
          </table:table-cell>
          <table:table-cell table:style-name="Default" office:value-type="string" calcext:value-type="string">
            <text:p><text:s/>раза</text:p>
          </table:table-cell>
          <table:table-cell office:value-type="string" calcext:value-type="string">
            <text:p>}</text:p>
          </table:table-cell>
          <table:table-cell table:formula="of:=COM.MICROSOFT.TEXTJOIN(;;[.A25:.N25])" office:value-type="string" office:string-value="\dipl{Травин Александр Юрьевич}{8}{победитель в дисциплине}{«Подтягивания на перекладине»}{среди мальчиков\ 2004\ г.р.}{с результатом\ 33 раза}" calcext:value-type="string">
            <text:p>\dipl{Травин Александр Юрьевич}{8}{победитель в дисциплине}{«Подтягивания на перекладине»}{среди мальчиков\ 2004\ г.р.}{с результатом\ 33 раза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равин Александр Юрьевич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100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26:.N26])" office:value-type="string" office:string-value="\dipl{Травин Александр Юрьевич}{8}{победитель в дисциплине}{«Отжимания от пола»}{среди мальчиков\ 2004\ г.р.}{с результатом\ 100 раз}" calcext:value-type="string">
            <text:p>\dipl{Травин Александр Юрьевич}{8}{победитель в дисциплине}{«Отжимания от пола»}{среди мальчиков\ 2004\ г.р.}{с результатом\ 100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Елмесири Ахмед Хосамович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27:.N27])" office:value-type="string" office:string-value="\dipl{Елмесири Ахмед Хосамович}{8}{победитель в дисциплине}{«Прыжок в длину с места»}{среди мальчиков\ 2004\ г.р.}{с результатом \SI{2,02}{\text{м}}}" calcext:value-type="string">
            <text:p>\dipl{Елмесири Ахмед Хосамович}{8}{победитель в дисциплине}{«Прыжок в длину с места»}{среди мальчиков\ 2004\ г.р.}{с результатом \SI{2,02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араканова Нина Даниловна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28:.N28])" office:value-type="string" office:string-value="\dipl{Тараканова Нина Даниловна}{8}{победитель в дисциплине}{«Бег на 100 метров»}{среди девочек\ 2005–2006\ г.р.}{с результатом \SI{14,6}{\text{с}}}" calcext:value-type="string">
            <text:p>\dipl{Тараканова Нина Даниловна}{8}{победитель в дисциплине}{«Бег на 100 метров»}{среди девочек\ 2005–2006\ г.р.}{с результатом \SI{14,6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Тараканова Нина Даниловна</text:p>
          </table:table-cell>
          <table:table-cell office:value-type="string" calcext:value-type="string">
            <text:p>}{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29:.N29])" office:value-type="string" office:string-value="\dipl{Тараканова Нина Даниловна}{8}{победитель в дисциплине}{«Прыжок в длину с места»}{среди девочек\ 2005–2006\ г.р.}{с результатом \SI{1,95}{\text{м}}}" calcext:value-type="string">
            <text:p>\dipl{Тараканова Нина Даниловна}{8}{победитель в дисциплине}{«Прыжок в длину с места»}{среди девочек\ 2005–2006\ г.р.}{с результатом \SI{1,95}{\text{м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ородинова Екатерина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6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30:.N30])" office:value-type="string" office:string-value="\dipl{Бородинова Екатерина}{7}{победитель в дисциплине}{«Подтягивания на перекладине»}{среди девочек\ 2005–2006\ г.р.}{с результатом\ 6 раз}" calcext:value-type="string">
            <text:p>\dipl{Бородинова Екатерина}{7}{победитель в дисциплине}{«Подтягивания на перекладине»}{среди девочек\ 2005–2006\ г.р.}{с результатом\ 6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Шутова Александра Степановна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девочек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50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31:.N31])" office:value-type="string" office:string-value="\dipl{Шутова Александра Степановна}{7}{победитель в дисциплине}{«Отжимания от пола»}{среди девочек\ 2005–2006\ г.р.}{с результатом\ 50 раз}" calcext:value-type="string">
            <text:p>\dipl{Шутова Александра Степановна}{7}{победитель в дисциплине}{«Отжимания от пола»}{среди девочек\ 2005–2006\ г.р.}{с результатом\ 50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урлаков Петр Андреевич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Бег на 100 метров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}{\text{с}}</text:p>
          </table:table-cell>
          <table:table-cell office:value-type="string" calcext:value-type="string">
            <text:p>}</text:p>
          </table:table-cell>
          <table:table-cell table:formula="of:=COM.MICROSOFT.TEXTJOIN(;;[.A32:.N32])" office:value-type="string" office:string-value="\dipl{Бурлаков Петр Андреевич}{7}{победитель в дисциплине}{«Бег на 100 метров»}{среди мальчиков\ 2005–2006\ г.р.}{с результатом \SI{14,8}{\text{с}}}" calcext:value-type="string">
            <text:p>\dipl{Бурлаков Петр Андреевич}{7}{победитель в дисциплине}{«Бег на 100 метров»}{среди мальчиков\ 2005–2006\ г.р.}{с результатом \SI{14,8}{\text{с}}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абий Тимур Игоревич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одтягивания на перекладине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18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33:.N33])" office:value-type="string" office:string-value="\dipl{Бабий Тимур Игоревич}{7}{победитель в дисциплине}{«Подтягивания на перекладине»}{среди мальчиков\ 2005–2006\ г.р.}{с результатом\ 18 раз}" calcext:value-type="string">
            <text:p>\dipl{Бабий Тимур Игоревич}{7}{победитель в дисциплине}{«Подтягивания на перекладине»}{среди мальчиков\ 2005–2006\ г.р.}{с результатом\ 18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Гольдштейн Лев Борисович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Отжимания от пол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</text:p>
          </table:table-cell>
          <table:table-cell office:value-type="string" calcext:value-type="string">
            <text:p>\ 60</text:p>
          </table:table-cell>
          <table:table-cell table:style-name="Default" office:value-type="string" calcext:value-type="string">
            <text:p><text:s/>раз</text:p>
          </table:table-cell>
          <table:table-cell office:value-type="string" calcext:value-type="string">
            <text:p>}</text:p>
          </table:table-cell>
          <table:table-cell table:formula="of:=COM.MICROSOFT.TEXTJOIN(;;[.A34:.N34])" office:value-type="string" office:string-value="\dipl{Гольдштейн Лев Борисович}{7}{победитель в дисциплине}{«Отжимания от пола»}{среди мальчиков\ 2005–2006\ г.р.}{с результатом\ 60 раз}" calcext:value-type="string">
            <text:p>\dipl{Гольдштейн Лев Борисович}{7}{победитель в дисциплине}{«Отжимания от пола»}{среди мальчиков\ 2005–2006\ г.р.}{с результатом\ 60 раз}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\dipl{</text:p>
          </table:table-cell>
          <table:table-cell office:value-type="string" calcext:value-type="string">
            <text:p>Бурлаков Петр Андреевич</text:p>
          </table:table-cell>
          <table:table-cell office:value-type="string" calcext:value-type="string">
            <text:p>}{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{победитель в дисциплине}{«</text:p>
          </table:table-cell>
          <table:table-cell office:value-type="string" calcext:value-type="string">
            <text:p>Прыжок в длину с места</text:p>
          </table:table-cell>
          <table:table-cell office:value-type="string" calcext:value-type="string">
            <text:p>»}{</text:p>
          </table:table-cell>
          <table:table-cell office:value-type="string" calcext:value-type="string">
            <text:p>среди мальчиков</text:p>
          </table:table-cell>
          <table:table-cell office:value-type="string" calcext:value-type="string">
            <text:p>\ </text:p>
          </table:table-cell>
          <table:table-cell table:style-name="ce2" office:value-type="string" calcext:value-type="string">
            <text:p>2005–2006</text:p>
          </table:table-cell>
          <table:table-cell office:value-type="string" calcext:value-type="string">
            <text:p>\ г.р.}{с результатом \SI{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}{\text{м}}</text:p>
          </table:table-cell>
          <table:table-cell office:value-type="string" calcext:value-type="string">
            <text:p>}</text:p>
          </table:table-cell>
          <table:table-cell table:formula="of:=COM.MICROSOFT.TEXTJOIN(;;[.A35:.N35])" office:value-type="string" office:string-value="\dipl{Бурлаков Петр Андреевич}{7}{победитель в дисциплине}{«Прыжок в длину с места»}{среди мальчиков\ 2005–2006\ г.р.}{с результатом \SI{1,72}{\text{м}}}" calcext:value-type="string">
            <text:p>\dipl{Бурлаков Петр Андреевич}{7}{победитель в дисциплине}{«Прыжок в длину с места»}{среди мальчиков\ 2005–2006\ г.р.}{с результатом \SI{1,72}{\text{м}}}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.00.0000</text:date>, <text:time style:data-style-name="N2" text:time-value="14:43:24.7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24:16.181000000</meta:creation-date>
    <dc:date>2018-08-08T14:52:49.640000000</dc:date>
    <meta:editing-duration>PT12M3S</meta:editing-duration>
    <meta:editing-cycles>4</meta:editing-cycles>
    <meta:generator>LibreOffice/6.0.2.1$Windows_X86_64 LibreOffice_project/f7f06a8f319e4b62f9bc5095aa112a65d2f3ac89</meta:generator>
    <meta:document-statistic meta:table-count="1" meta:cell-count="525" meta:object-count="0"/>
  </office:meta>
</office:document-meta>
</file>